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structure est un ensemble muni de fonction et de relation définie sur cet ensemble. L'ensemble est une collection d'objet qui peut être comprise comme un tout.</text:p>
      <text:p text:style-name="Standard">Dans notre contexte, on étudie la structure d'une page web. La difficulté d’analyser cette dernière est dû au caractère implicite de la structure et des relations entre les objets de cette structure. En effet HTML 4 fournit des mécanismes génériques pour décrire la structure d'une page web. La sémantique de la description n'est connu que par son concepteur. </text:p>
      <text:p text:style-name="Standard">Ainsi on souhaite identifier la structure d'une page web en identifiant les objets qui la compose et comprendre la signification des différents objets.</text:p>
      <text:p text:style-name="Standard"/>
      <text:p text:style-name="Standard">La conception des pages web s'articule autour d'un langage pour décrire <text:span text:style-name="T1">la structure du document</text:span> (HTML) et d'un langage pour décrire <text:span text:style-name="T1">la mise en forme du document</text:span> (CSS). La difficulté principale est dû au langage mal adapté à la description de la structure des pages web qui possèdent un contenu hétérogène (bloc texte , menu de navigation, etc). La norme actuelle de HTML (HTML 4), ne fournit pas de moyen de délimiter les éléments du document en fonction de leur sémantique. C'est la mise en forme qui détermine la structure de la page.</text:p>
      <text:p text:style-name="Standard"/>
      <text:p text:style-name="Standard"/>
      <text:p text:style-name="Standard"><text:s/>La seconde problématique est la définition d'un protocole d'acquisition et d'apprentissage automatique des souhaits de transformation d'une page.</text:p>
      <text:p text:style-name="Standard"/>
      <text:p text:style-name="Standard"/>
      <text:p text:style-name="Standard"/>
      <text:p text:style-name="Standard">Dans le cadre de notre problématique, il est intéressant d'utiliser la distance de modification entre la structure d'un objet définit à priori et une structure extraite d'une page web. Par exemple, si nous souhaitons connaître le rôle d'un objet extrait d'une page, on peut le comparer à la collection d'objet définit à priori et déterminer de quel objet il est le plus proche. Cette distance à un rôle d'indice de similarit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7T09:52:26</meta:creation-date>
    <dc:date>2014-02-24T20:18:06</dc:date>
    <dc:creator>Asus </dc:creator>
    <meta:editing-duration>PT12H58M14S</meta:editing-duration>
    <meta:editing-cycles>24</meta:editing-cycles>
    <meta:generator>LibreOffice/3.5$Linux_x86 LibreOffice_project/350m1$Build-2</meta:generator>
    <meta:document-statistic meta:table-count="0" meta:image-count="0" meta:object-count="0" meta:page-count="1" meta:paragraph-count="6" meta:word-count="290" meta:character-count="1784" meta:non-whitespace-character-count="1497"/>
  </office:meta>
</office:document-meta>
</file>